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7500000216C141D7F9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Black2" svg:font-family="'Lato Black'" style:font-adornments="黒" style:font-pitch="variable"/>
    <style:font-face style:name="源ノ角ゴシック Bold" svg:font-family="'源ノ角ゴシック Bold'" style:font-adornments="太字" style:font-pitch="variable"/>
    <style:font-face style:name="Lato Black" svg:font-family="'Lato Black'" style:font-family-generic="roman" style:font-pitch="variable"/>
    <style:font-face style:name="Lato Black1" svg:font-family="'Lato Black'" style:font-adornments="黒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45cm" fo:min-width="3.5cm"/>
    </style:style>
    <style:style style:name="gr3" style:family="graphic" style:parent-style-name="standard">
      <style:graphic-properties draw:textarea-horizontal-align="justify" draw:textarea-vertical-align="middle" draw:auto-grow-height="false" fo:min-height="0.45cm" fo:min-width="1.7cm"/>
    </style:style>
    <style:style style:name="gr4" style:family="graphic" style:parent-style-name="standard">
      <style:graphic-properties draw:textarea-horizontal-align="justify" draw:textarea-vertical-align="middle" draw:auto-grow-height="false" fo:min-height="0.55cm" fo:min-width="1.84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6.98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7.62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5.082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creenshot-template">
        <draw:frame draw:style-name="gr1" draw:text-style-name="P1" draw:layer="layout" svg:width="23.415cm" svg:height="14.128cm" svg:x="2.293cm" svg:y="3.436cm">
          <draw:image xlink:href="Pictures/100002010000037500000216C141D7F9.png" xlink:type="simple" xlink:show="embed" xlink:actuate="onLoad">
            <text:p/>
          </draw:image>
        </draw:frame>
        <draw:custom-shape draw:style-name="gr2" draw:text-style-name="P1" xml:id="id2" draw:id="id2" draw:layer="controls" svg:width="4cm" svg:height="0.7cm" svg:x="2.6cm" svg:y="8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controls" svg:width="2.2cm" svg:height="0.7cm" svg:x="5.7cm" svg:y="11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6" draw:id="id6" draw:layer="controls" svg:width="2.349cm" svg:height="0.8cm" svg:x="20.025cm" svg:y="16.3cm">
          <text:p/>
          <draw:enhanced-geometry svg:viewBox="0 0 21600 21600" draw:type="rectangle" draw:enhanced-path="M 0 0 L 21600 0 21600 21600 0 21600 0 0 Z N"/>
        </draw:custom-shape>
        <draw:frame draw:style-name="gr5" xml:id="id1" draw:id="id1" draw:layer="controls" svg:width="7.487cm" svg:height="0.886cm" svg:x="7.8cm" svg:y="8.1cm">
          <draw:text-box>
            <text:p>❸保存場所を選択します</text:p>
          </draw:text-box>
        </draw:frame>
        <draw:frame draw:style-name="gr6" xml:id="id3" draw:id="id3" draw:layer="controls" svg:width="8.122cm" svg:height="0.886cm" svg:x="7.8cm" svg:y="9.5cm">
          <draw:text-box>
            <text:p>❹ファイル名を入力します</text:p>
          </draw:text-box>
        </draw:frame>
        <draw:frame draw:style-name="gr7" xml:id="id5" draw:id="id5" draw:layer="controls" svg:width="5.582cm" svg:height="1.521cm" svg:x="18.408cm" svg:y="14.114cm">
          <draw:text-box>
            <text:p>❺保存ボタンを</text:p>
            <text:p>　クリックします</text:p>
          </draw:text-box>
        </draw:frame>
        <draw:connector draw:style-name="gr8" draw:text-style-name="P1" draw:layer="controls" draw:type="line" svg:x1="7.8cm" svg:y1="8.543cm" svg:x2="6.6cm" svg:y2="8.55cm" draw:start-shape="id1" draw:start-glue-point="3" draw:end-shape="id2" draw:end-glue-point="1" svg:d="M7800 8543l-1200 7" svg:viewBox="0 0 1201 8">
          <text:p/>
        </draw:connector>
        <draw:connector draw:style-name="gr9" draw:text-style-name="P1" draw:layer="controls" svg:x1="7.8cm" svg:y1="9.943cm" svg:x2="6.8cm" svg:y2="11.4cm" draw:start-shape="id3" draw:start-glue-point="3" draw:end-shape="id4" draw:end-glue-point="0" svg:d="M7800 9943h-1000v1457" svg:viewBox="0 0 1001 1458">
          <text:p/>
        </draw:connector>
        <draw:connector draw:style-name="gr8" draw:text-style-name="P1" draw:layer="controls" draw:type="line" svg:x1="21.199cm" svg:y1="15.635cm" svg:x2="21.199cm" svg:y2="16.3cm" draw:start-shape="id5" draw:start-glue-point="2" draw:end-shape="id6" draw:end-glue-point="0" svg:d="M21199 15635v665" svg:viewBox="0 0 1 66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o Black2" svg:font-family="'Lato Black'" style:font-adornments="黒" style:font-pitch="variable"/>
    <style:font-face style:name="源ノ角ゴシック Bold" svg:font-family="'源ノ角ゴシック Bold'" style:font-adornments="太字" style:font-pitch="variable"/>
    <style:font-face style:name="Lato Black" svg:font-family="'Lato Black'" style:font-family-generic="roman" style:font-pitch="variable"/>
    <style:font-face style:name="Lato Black1" svg:font-family="'Lato Black'" style:font-adornments="黒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ff3333" draw:marker-start-width="0.35cm" draw:marker-start-center="false" draw:marker-end-width="0.35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3333" style:text-outline="false" style:text-line-through-style="none" style:text-line-through-type="none" style:font-name="Lato Black2" fo:font-family="'Lato Black'" style:font-style-name="黒" style:font-pitch="variable" fo:font-size="18pt" fo:font-style="normal" fo:text-shadow="none" style:text-underline-style="none" fo:font-weight="900" style:letter-kerning="true" style:font-name-asian="源ノ角ゴシック Bold" style:font-family-asian="'源ノ角ゴシック Bold'" style:font-style-name-asian="太字" style:font-pitch-asian="variable" style:font-size-asian="18pt" style:font-style-asian="normal" style:font-weight-asian="bold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ff3333" draw:marker-start="Arrow" draw:marker-start-width="0.7cm" draw:marker-start-center="true" draw:marker-end-width="0.3cm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ff3333" draw:fill="none" draw:fill-gradient-name="Gradient_20_2" draw:fill-hatch-name="Hatching_20_91" draw:fill-image-name="Bitmap_20_1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creenshot-templa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0T16:01:20.882197844</meta:creation-date>
    <meta:editing-duration>PT9M38S</meta:editing-duration>
    <meta:editing-cycles>3</meta:editing-cycles>
    <meta:generator>LibreOffice/4.3.3.2$Linux_X86_64 LibreOffice_project/430m0$Build-2</meta:generator>
    <dc:title>screenshot-template</dc:title>
    <meta:initial-creator>NOGATA Jun</meta:initial-creator>
    <dc:date>2014-11-23T20:56:11.447443538</dc:date>
    <dc:creator>NOGATA Jun</dc:creator>
    <meta:document-statistic meta:object-count="10"/>
    <meta:template xlink:type="simple" xlink:actuate="onRequest" xlink:title="screenshot-template" xlink:href="../../../../.config/libreoffice/4/user/template/screenshot-template.otg" meta:date="2014-11-20T16:01:20.756062302"/>
  </office:meta>
</office:document-meta>
</file>